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cm" svg:height="1.3cm" svg:x="4.1cm" svg:y="6.8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3cm" svg:height="1.4cm" svg:x="4.1cm" svg:y="11.7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3cm" svg:height="1.5cm" svg:x="11.2cm" svg:y="6.7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1.5cm" svg:x="10.2cm" svg:y="11.6cm">
          <text:p text:style-name="P1">Line_unmatche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1.899cm -1.699cm" svg:x1="4.1cm" svg:y1="7.45cm" svg:x2="5.75cm" svg:y2="6.8cm" draw:start-shape="id1" draw:start-glue-point="3" draw:end-shape="id1" svg:d="m4100 7450h-2400v-2850h4050v2200" svg:viewBox="0 0 4051 2851">
          <text:p text:style-name="P1">(0,1)</text:p>
        </draw:connector>
        <draw:connector draw:style-name="gr2" draw:text-style-name="P1" draw:layer="layout" svg:x1="5.75cm" svg:y1="8.1cm" svg:x2="5.75cm" svg:y2="11.7cm" draw:start-shape="id1" draw:start-glue-point="2" draw:end-shape="id2" svg:d="m5750 8100v3600" svg:viewBox="0 0 1 3601">
          <text:p text:style-name="P1">(1,*)</text:p>
        </draw:connector>
        <draw:connector draw:style-name="gr2" draw:text-style-name="P1" draw:layer="layout" svg:x1="7.4cm" svg:y1="7.45cm" svg:x2="11.2cm" svg:y2="7.45cm" draw:start-shape="id1" draw:start-glue-point="1" draw:end-shape="id3" draw:end-glue-point="3" svg:d="m7400 7450h3800" svg:viewBox="0 0 3801 1">
          <text:p text:style-name="P1">(1,*)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a" fo:country="DK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4T01:55:29.297635121</meta:creation-date>
    <dc:date>2013-08-24T02:03:09.494441400</dc:date>
    <meta:editing-duration>P0D</meta:editing-duration>
    <meta:editing-cycles>1</meta:editing-cycles>
    <meta:document-statistic meta:object-count="7"/>
    <meta:generator>LibreOffice/4.1.0.4$Linux_X86_64 LibreOffice_project/410$Build-4</meta:generator>
  </office:meta>
</office:document-meta>
</file>